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F000000F23B543FDB2CF30886.png" manifest:media-type="image/png"/>
  <manifest:file-entry manifest:full-path="Pictures/10000201000000A300000165A22C52FCFDD3E473.png" manifest:media-type="image/png"/>
  <manifest:file-entry manifest:full-path="Pictures/10000201000000A300000165C719A434AEB2B1C3.png" manifest:media-type="image/png"/>
  <manifest:file-entry manifest:full-path="Pictures/10000201000001B900000121594DAA9652471D0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ff3399" draw:fill="none" draw:textarea-horizontal-align="justify" draw:textarea-vertical-align="middle" draw:auto-grow-height="false" fo:min-height="13.466cm" fo:min-width="9.279cm"/>
    </style:style>
    <style:style style:name="gr4" style:family="graphic" style:parent-style-name="standard">
      <style:graphic-properties svg:stroke-color="#ff3399" draw:fill="none" draw:textarea-horizontal-align="justify" draw:textarea-vertical-align="middle" draw:auto-grow-height="false" fo:min-height="13.466cm" fo:min-width="4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7cm" svg:height="3.327cm" svg:x="1.017cm" svg:y="8.255cm">
          <draw:image xlink:href="Pictures/10000201000001B900000121594DAA9652471D0F.png" xlink:type="simple" xlink:show="embed" xlink:actuate="onLoad">
            <text:p/>
          </draw:image>
        </draw:frame>
        <draw:frame draw:style-name="gr1" draw:text-style-name="P1" draw:layer="layout" svg:width="1.565cm" svg:height="3.429cm" svg:x="12.289cm" svg:y="8.239cm">
          <draw:image xlink:href="Pictures/10000201000000A300000165C719A434AEB2B1C3.png" xlink:type="simple" xlink:show="embed" xlink:actuate="onLoad">
            <text:p/>
          </draw:image>
        </draw:frame>
        <draw:frame draw:style-name="gr1" draw:text-style-name="P1" draw:layer="layout" svg:width="1.565cm" svg:height="3.429cm" svg:x="17.383cm" svg:y="4.302cm">
          <draw:image xlink:href="Pictures/10000201000000A300000165A22C52FCFDD3E473.png" xlink:type="simple" xlink:show="embed" xlink:actuate="onLoad">
            <text:p/>
          </draw:image>
        </draw:frame>
        <draw:frame draw:style-name="gr1" draw:text-style-name="P1" draw:layer="layout" svg:width="1.565cm" svg:height="3.429cm" svg:x="17.383cm" svg:y="12.176cm">
          <draw:image xlink:href="Pictures/10000201000000A300000165A22C52FCFDD3E473.png" xlink:type="simple" xlink:show="embed" xlink:actuate="onLoad">
            <text:p/>
          </draw:image>
        </draw:frame>
        <draw:frame draw:style-name="gr1" draw:text-style-name="P1" draw:layer="layout" svg:width="2.886cm" svg:height="2.922cm" svg:x="22.317cm" svg:y="8.46cm">
          <draw:image xlink:href="Pictures/10000201000000EF000000F23B543FDB2CF30886.png" xlink:type="simple" xlink:show="embed" xlink:actuate="onLoad">
            <text:p/>
          </draw:image>
        </draw:frame>
        <draw:line draw:style-name="gr2" draw:text-style-name="P2" draw:layer="layout" svg:x1="6.588cm" svg:y1="9.89cm" svg:x2="11.795cm" svg:y2="9.89cm">
          <text:p/>
        </draw:line>
        <draw:line draw:style-name="gr2" draw:text-style-name="P2" draw:layer="layout" svg:x1="14.335cm" svg:y1="10.398cm" svg:x2="16.875cm" svg:y2="13.827cm">
          <text:p/>
        </draw:line>
        <draw:line draw:style-name="gr2" draw:text-style-name="P2" draw:layer="layout" svg:x1="14.335cm" svg:y1="9.382cm" svg:x2="16.875cm" svg:y2="6.08cm">
          <text:p/>
        </draw:line>
        <draw:line draw:style-name="gr2" draw:text-style-name="P2" draw:layer="layout" svg:x1="19.415cm" svg:y1="6.08cm" svg:x2="21.828cm" svg:y2="9.382cm">
          <text:p/>
        </draw:line>
        <draw:custom-shape draw:style-name="gr3" draw:text-style-name="P1" draw:layer="layout" svg:width="9.779cm" svg:height="13.716cm" svg:x="10.779cm" svg:y="3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828cm" svg:y1="10.398cm" svg:x2="19.415cm" svg:y2="13.827cm">
          <text:p/>
        </draw:line>
        <draw:custom-shape draw:style-name="gr4" draw:text-style-name="P1" draw:layer="layout" svg:width="4.826cm" svg:height="13.716cm" svg:x="21.193cm" svg:y="3.28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19cm" svg:height="0.962cm" svg:x="2.354cm" svg:y="11.622cm">
          <draw:text-box>
            <text:p>Client</text:p>
          </draw:text-box>
        </draw:frame>
        <draw:frame draw:style-name="gr5" draw:text-style-name="P3" draw:layer="layout" svg:width="4.583cm" svg:height="0.962cm" svg:x="10.755cm" svg:y="11.622cm">
          <draw:text-box>
            <text:p>Load Balancer</text:p>
          </draw:text-box>
        </draw:frame>
        <draw:frame draw:style-name="gr5" draw:text-style-name="P3" draw:layer="layout" svg:width="1.84cm" svg:height="0.962cm" svg:x="22.856cm" svg:y="11.622cm">
          <draw:text-box>
            <text:p>RDS</text:p>
          </draw:text-box>
        </draw:frame>
        <draw:frame draw:style-name="gr5" draw:text-style-name="P3" draw:layer="layout" svg:width="3.072cm" svg:height="0.962cm" svg:x="16.756cm" svg:y="15.722cm">
          <draw:text-box>
            <text:p>Drupal I2</text:p>
          </draw:text-box>
        </draw:frame>
        <draw:frame draw:style-name="gr5" draw:text-style-name="P3" draw:layer="layout" svg:width="3.072cm" svg:height="0.962cm" svg:x="16.756cm" svg:y="7.922cm">
          <draw:text-box>
            <text:p>Drupal I1</text:p>
          </draw:text-box>
        </draw:frame>
        <draw:frame draw:style-name="gr5" draw:text-style-name="P5" draw:layer="layout" svg:width="5.392cm" svg:height="0.878cm" svg:x="10.456cm" svg:y="17.022cm">
          <draw:text-box>
            <text:p text:style-name="P4"><text:span text:style-name="T1">sg: franchini-Drupal</text:span></text:p>
          </draw:text-box>
        </draw:frame>
        <draw:frame draw:style-name="gr5" draw:text-style-name="P5" draw:layer="layout" svg:width="6.361cm" svg:height="0.878cm" svg:x="20.857cm" svg:y="17.022cm">
          <draw:text-box>
            <text:p text:style-name="P4"><text:span text:style-name="T1">sg: franchini-Drupal-D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1:10:51.206533868</meta:creation-date>
    <meta:editing-duration>PT5M45S</meta:editing-duration>
    <meta:editing-cycles>2</meta:editing-cycles>
    <meta:generator>LibreOffice/5.0.6.2$Linux_X86_64 LibreOffice_project/00$Build-2</meta:generator>
    <meta:initial-creator>Fabien Franchini</meta:initial-creator>
    <dc:date>2017-03-13T11:16:34.801756569</dc:date>
    <dc:creator>Fabien Franchini</dc:creator>
    <meta:document-statistic meta:object-count="19"/>
  </office:meta>
</office:document-meta>
</file>